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signature is invalid. The content.xml was modified. -- added 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0T11:41:01.45</meta:creation-date>
    <dc:date>2009-08-20T11:43:52.71</dc:date>
    <meta:editing-duration>PT00H02M51S</meta:editing-duration>
    <meta:editing-cycles>2</meta:editing-cycles>
    <meta:generator>StarOffice/9$Win32 OpenOffice.org_project/300m51$Build-9408$CWS-encsig09</meta:generator>
    <meta:document-statistic meta:table-count="0" meta:image-count="0" meta:object-count="0" meta:page-count="1" meta:paragraph-count="1" meta:word-count="8" meta:character-count="55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8700f700ab003900d50080004200ab00b900430053004800b5003900c8008d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J6+xrISPrqGM29urMETcqENq+4U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tXqKg+L7bhkwTDsVSAMmbyKlMhI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xOnvyFJtTjIU1Fn8+sIcMtB9oLM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eyrTOdVKdxyHR1fM1mlSUM+YGMk=</DigestValue>
      </Reference>
      <Reference URI="Thumbnails/thumbnail.png">
        <DigestMethod Algorithm="http://www.w3.org/2000/09/xmldsig#sha1"/>
        <DigestValue>W4XvJwxXKGTQ6g3xUSwQshh2wfo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H0jqhmYEhjlbqURGSIdFg3pRlFI=</DigestValue>
      </Reference>
      <Reference URI="#ID_0008005f00080048004d006c004d00a0009c00b600a0008b00c20091002d004c">
        <DigestMethod Algorithm="http://www.w3.org/2000/09/xmldsig#sha1"/>
        <DigestValue>IbXNnxt7YzEHdXlnZE2Yzx3QsuU=</DigestValue>
      </Reference>
    </SignedInfo>
    <SignatureValue>OooZNNfuPRakM84a8hR4fS21ztF5PJxK/jbpCoz2zkixW+Vzi5vk2gMz0HHGLnsF
O6Wf5ycvJzmB7iScWe8bwkq6r1m3vBFu+10AmpOqL8Z7cg+gcNha6Geyqoui23Z7
flgbzc3zX/2Lkd2OcPfksRbBOVE7t8pH0I/rcyKVZOs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MBgGA1UEChMRVGVzdCBDZXJ0aWZpY2F0ZXMxEDAOBgNVBAMTB0dvb2QgQ0EwHhcNMDEwNDE5MTQ1NzIwWhcNMTEwNDE5MTQ1NzIwWjBOMQswCQYDVQQGEwJVUzEaMBgGA1UEChMRVGVzdCBDZXJ0aWZpY2F0ZXMxIzAhBgNVBAMTGlZhbGlkIEVFIENlcnRpZmljYXRlIFRlc3QxMIGfMA0GCSqGSIb3DQEBAQUAA4GNADCBiQKBgQCtpKu/a6Co7KcKOymboEA+MmgoryXHT1dxExmQ1lO7yah2L8j8RG6ox5Tr37TV8Y21ti3MopcFH+iXDSX31fixsYCZkcpjMI4kbjXmjGOeFKu1vnbBmcb5JBISiUeg22tIRFoJ4zThi3GLVecGijyOVReA5LiPymEKG7fAB3241wIDAQABo2swaTAfBgNVHSMEGDAWgBS3LqaCy8LIvKh7J0TXNTPfmhWUxzAdBgNVHQ4EFgQUOsyUZQyFqTzB4K9RMyoUSI+ekVswDgYDVR0PAQH/BAQDAgTwMBcGA1UdIAQQMA4wDAYKYIZIAWUDAgEwATANBgkqhkiG9w0BAQUFAAOBgQCkaGfCqYi0681n9Dit36lg3U/9gTZoNqPMaAaLUQV3Crzxx2MGInhTyKchYydbV8HD89N2jzzYq7J2KM/ZEAfjskCdsj1SiMNkbYZe3rZZOldr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08005f00080048004d006c004d00a0009c00b600a0008b00c20091002d004c" Target="#ID_008700f700ab003900d50080004200ab00b900430053004800b5003900c8008d">
          <dc:date xmlns:dc="http://purl.org/dc/elements/1.1/">2009-08-20T11:44:06,25</dc:date>
        </SignatureProperty>
      </SignatureProperties>
    </Object>
  </Signature>
</document-signatures>
</file>